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cccccc" draw:marker-start-width="0.35cm" draw:marker-end-width="0.35cm" draw:fill="solid" draw:fill-color="#eeeeee" draw:opacity="50%" draw:textarea-horizontal-align="justify" draw:textarea-vertical-align="middle" draw:auto-grow-height="false" fo:min-height="24.82cm" fo:min-width="6.62cm" fo:padding-top="0.175cm" fo:padding-bottom="0.175cm" fo:padding-left="0.3cm" fo:padding-right="0.3cm" draw:shadow-opacity="50%" loext:decorative="false"/>
    </style:style>
    <style:style style:name="gr2" style:family="graphic" style:parent-style-name="standard">
      <style:graphic-properties svg:stroke-width="0.1cm" svg:stroke-color="#cccccc" draw:marker-start-width="0.35cm" draw:marker-end-width="0.35cm" draw:fill="solid" draw:fill-color="#eeeeee" draw:opacity="50%" draw:textarea-horizontal-align="justify" draw:textarea-vertical-align="middle" draw:auto-grow-height="false" fo:min-height="4.162cm" fo:min-width="15.912cm" fo:padding-top="0.175cm" fo:padding-bottom="0.175cm" fo:padding-left="0.3cm" fo:padding-right="0.3cm" draw:shadow-opacity="50%" loext:decorative="false"/>
    </style:style>
    <style:style style:name="gr3" style:family="graphic" style:parent-style-name="standard">
      <style:graphic-properties svg:stroke-width="0.1cm" svg:stroke-color="#cccccc" draw:marker-start-width="0.35cm" draw:marker-end-width="0.35cm" draw:fill="solid" draw:fill-color="#eeeeee" draw:opacity="50%" draw:textarea-horizontal-align="justify" draw:textarea-vertical-align="middle" draw:auto-grow-height="false" fo:min-height="18.992cm" fo:min-width="14.742cm" fo:padding-top="0.175cm" fo:padding-bottom="0.175cm" fo:padding-left="0.3cm" fo:padding-right="0.3cm" draw:shadow-opacity="50%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solid" draw:fill-color="#eeeeee" draw:opacity="50%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00%" fo:text-indent="0cm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cm" svg:height="25.95cm" svg:x="2cm" svg:y="1.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1" draw:text-style-name="P1" draw:layer="layout" svg:width="8cm" svg:height="25.95cm" svg:x="10cm" svg:y="1.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2" draw:text-style-name="P1" draw:layer="layout" svg:width="17cm" svg:height="5cm" svg:x="1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3" draw:text-style-name="P1" draw:layer="layout" svg:width="17cm" svg:height="21cm" svg:x="1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style-name="gr4" draw:text-style-name="P2" draw:layer="layout" svg:width="2.902cm" svg:height="0.962cm" svg:x="5cm" svg:y="1.038cm">
          <draw:text-box>
            <text:p>konstant</text:p>
          </draw:text-box>
        </draw:frame>
        <draw:frame draw:style-name="gr4" draw:text-style-name="P2" draw:layer="layout" svg:width="2.726cm" svg:height="0.962cm" svg:x="13.024cm" svg:y="1cm">
          <draw:text-box>
            <text:p>variabel</text:p>
          </draw:text-box>
        </draw:frame>
        <draw:frame draw:style-name="gr4" draw:text-style-name="P2" draw:layer="layout" svg:width="2.797cm" svg:height="0.962cm" draw:transform="rotate (1.5707963267949) translate (1.038cm 6.047cm)">
          <draw:text-box>
            <text:p>inhärent</text:p>
          </draw:text-box>
        </draw:frame>
        <draw:frame draw:style-name="gr4" draw:text-style-name="P2" draw:layer="layout" svg:width="2.726cm" svg:height="0.962cm" draw:transform="rotate (1.5707963267949) translate (1.038cm 22.976cm)">
          <draw:text-box>
            <text:p>optional</text:p>
          </draw:text-box>
        </draw:frame>
        <draw:frame draw:style-name="gr4" draw:text-style-name="P2" draw:layer="layout" svg:width="4.526cm" svg:height="0.962cm" svg:x="3cm" svg:y="3cm">
          <draw:text-box>
            <text:p>Geburtsdatum</text:p>
          </draw:text-box>
        </draw:frame>
        <draw:frame draw:style-name="gr4" draw:text-style-name="P2" draw:layer="layout" svg:width="4.455cm" svg:height="1.673cm" svg:x="11cm" svg:y="3cm">
          <draw:text-box>
            <text:p>Rufname</text:p>
            <text:p>Familienstand</text:p>
          </draw:text-box>
        </draw:frame>
        <draw:frame draw:style-name="gr4" draw:text-style-name="P2" draw:layer="layout" svg:width="6.184cm" svg:height="4.517cm" svg:x="3cm" svg:y="7.983cm">
          <draw:text-box>
            <text:p>Geburtsurkunde</text:p>
            <text:p>Schulabschluss</text:p>
            <text:p>Steuer-ID</text:p>
            <text:p>Sozialversicherungs</text:p>
            <text:p><text:tab/>-nummer</text:p>
            <text:p>Blutgruppe</text:p>
          </draw:text-box>
        </draw:frame>
        <draw:frame draw:style-name="gr4" draw:text-style-name="P2" draw:layer="layout" svg:width="6.891cm" svg:height="14.471cm" svg:x="11cm" svg:y="8cm">
          <draw:text-box>
            <text:p>Wohnanschrift</text:p>
            <text:p>Telefonnummer</text:p>
            <text:p>E-Mail-Adresse</text:p>
            <text:p>Bankverbindung</text:p>
            <text:p>Familienname</text:p>
            <text:p>Staatsangehörigkeit</text:p>
            <text:p>Anzahl Kinder</text:p>
            <text:p>KFZ Führerschein</text:p>
            <text:p>Bootsführerschein</text:p>
            <text:p>Fluglizenz</text:p>
            <text:p>Selbstständigkeit</text:p>
            <text:p>Behindertenstatus</text:p>
            <text:p>Beruf</text:p>
            <text:p>Arbeitgeber</text:p>
            <text:p>Aufenhaltstitel</text:p>
            <text:p text:style-name="P3">akademischer Grad</text:p>
            <text:p text:style-name="P3">Sprachen</text:p>
            <text:p text:style-name="P3">Religionszugehörigkeit</text:p>
            <text:p text:style-name="P3"/>
            <text:p text:style-name="P3">….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6T00:47:10.375251816</meta:creation-date>
    <meta:generator>LibreOffice/25.8.0.4$Linux_X86_64 LibreOffice_project/580$Build-4</meta:generator>
    <dc:date>2025-09-06T02:20:44.402748536</dc:date>
    <meta:editing-duration>PT1H1M41S</meta:editing-duration>
    <meta:editing-cycles>2</meta:editing-cycles>
    <meta:document-statistic meta:object-count="12"/>
  </office:meta>
</office:document-meta>
</file>